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start="" draw:marker-start-width="0.3cm" draw:marker-end="Triangle_20_unfilled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ame" draw:style-name="dp1" draw:master-page-name="默认">
        <draw:custom-shape draw:style-name="gr1" draw:text-style-name="P1" xml:id="id3" draw:id="id3" draw:layer="layout" svg:width="3cm" svg:height="2cm" svg:x="7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11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16cm" svg:y="1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11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5cm" svg:y1="8cm" svg:x2="12.5cm" svg:y2="12cm" draw:start-shape="id1" draw:start-glue-point="2" draw:end-shape="id2" draw:end-glue-point="0" svg:d="m12500 8000v4000">
          <text:p text:style-name="P1">message</text:p>
        </draw:connector>
        <draw:connector draw:style-name="gr3" draw:text-style-name="P1" draw:layer="layout" svg:x1="10cm" svg:y1="3cm" svg:x2="12.5cm" svg:y2="6cm" draw:start-shape="id3" draw:start-glue-point="1" draw:end-shape="id1" svg:d="m10000 3000h2500v3000">
          <text:p text:style-name="P1">message</text:p>
        </draw:connector>
        <draw:connector draw:style-name="gr3" draw:text-style-name="P1" draw:layer="layout" svg:x1="12.5cm" svg:y1="14cm" svg:x2="16cm" svg:y2="16cm" draw:start-shape="id2" draw:start-glue-point="2" draw:end-shape="id4" svg:d="m12500 14000v2000h3500">
          <text:p text:style-name="P1">message</text:p>
        </draw:connector>
      </draw:page>
      <draw:page draw:name="link &amp; exit straight" draw:style-name="dp1" draw:master-page-name="默认">
        <draw:custom-shape draw:style-name="gr1" draw:text-style-name="P1" xml:id="id7" draw:id="id7" draw:layer="layout" svg:width="3cm" svg:height="2cm" svg:x="2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cm" svg:x="5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2cm" svg:x="10cm" svg:y="1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2cm" svg:x="5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5cm" svg:y1="8cm" svg:x2="6.5cm" svg:y2="12cm" draw:start-shape="id5" draw:start-glue-point="2" draw:end-shape="id6" draw:end-glue-point="0" svg:d="m6500 8000v4000">
          <text:p text:style-name="P1">link-msg</text:p>
        </draw:connector>
        <draw:connector draw:style-name="gr3" draw:text-style-name="P1" draw:layer="layout" svg:x1="5cm" svg:y1="3cm" svg:x2="6.5cm" svg:y2="6cm" draw:start-shape="id7" draw:start-glue-point="1" draw:end-shape="id5" svg:d="m5000 3000h1500v3000">
          <text:p text:style-name="P1">link</text:p>
        </draw:connector>
        <draw:connector draw:style-name="gr3" draw:text-style-name="P1" draw:layer="layout" svg:x1="6.5cm" svg:y1="14cm" svg:x2="10cm" svg:y2="16cm" draw:start-shape="id6" draw:start-glue-point="2" draw:end-shape="id8" svg:d="m6500 14000v2000h3500">
          <text:p text:style-name="P1">link</text:p>
        </draw:connector>
        <draw:custom-shape draw:style-name="gr1" draw:text-style-name="P2" xml:id="id9" draw:id="id9" draw:layer="layout" svg:width="4cm" svg:height="1cm" svg:x="9cm" svg:y="4cm">
          <text:p text:style-name="P2">add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cm" svg:y1="7cm" svg:x2="9cm" svg:y2="4.5cm" draw:start-shape="id5" draw:start-glue-point="1" draw:end-shape="id9" draw:end-glue-point="5" svg:d="m8000 7000 1000-2500">
          <text:p/>
        </draw:connector>
        <draw:connector draw:style-name="gr5" draw:text-style-name="P1" draw:layer="layout" draw:type="lines" svg:x1="11cm" svg:y1="5cm" svg:x2="8cm" svg:y2="7cm" draw:start-shape="id9" draw:start-glue-point="6" draw:end-shape="id5" draw:end-glue-point="1" svg:d="m11000 5000v502l-2499 1498h-501">
          <text:p/>
        </draw:connector>
        <draw:custom-shape draw:style-name="gr1" draw:text-style-name="P2" xml:id="id10" draw:id="id10" draw:layer="layout" svg:width="5cm" svg:height="2cm" svg:x="9cm" svg:y="9cm">
          <text:p text:style-name="P2">if link type == linked</text:p>
          <text:p text:style-name="P2"><text:s text:c="2"/>add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cm" svg:y1="13cm" svg:x2="9cm" svg:y2="10cm" draw:start-shape="id6" draw:start-glue-point="1" draw:end-shape="id10" draw:end-glue-point="5" svg:d="m8000 13000 1000-3000">
          <text:p/>
        </draw:connector>
        <draw:connector draw:style-name="gr5" draw:text-style-name="P1" draw:layer="layout" draw:type="lines" svg:x1="11.5cm" svg:y1="11cm" svg:x2="8cm" svg:y2="13cm" draw:start-shape="id10" draw:start-glue-point="6" draw:end-shape="id6" draw:end-glue-point="1" svg:d="m11500 11000v502l-2999 1498h-501">
          <text:p/>
        </draw:connector>
        <draw:custom-shape draw:style-name="gr1" draw:text-style-name="P1" xml:id="id13" draw:id="id13" draw:layer="layout" svg:width="3cm" svg:height="2cm" svg:x="16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cm" svg:height="2cm" svg:x="19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cm" svg:height="2cm" svg:x="24cm" svg:y="1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cm" svg:height="2cm" svg:x="19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5cm" svg:y1="8cm" svg:x2="20.5cm" svg:y2="12cm" draw:start-shape="id11" draw:start-glue-point="2" draw:end-shape="id12" draw:end-glue-point="0" svg:d="m20500 8000v4000">
          <text:p text:style-name="P1">exit-msg</text:p>
        </draw:connector>
        <draw:connector draw:style-name="gr3" draw:text-style-name="P1" draw:layer="layout" svg:x1="19cm" svg:y1="3cm" svg:x2="20.5cm" svg:y2="6cm" draw:start-shape="id13" draw:start-glue-point="1" draw:end-shape="id11" svg:d="m19000 3000h1500v3000">
          <text:p text:style-name="P1">exit</text:p>
        </draw:connector>
        <draw:connector draw:style-name="gr3" draw:text-style-name="P1" draw:layer="layout" svg:x1="20.5cm" svg:y1="14cm" svg:x2="24cm" svg:y2="16cm" draw:start-shape="id12" draw:start-glue-point="2" draw:end-shape="id14" svg:d="m20500 14000v2000h3500">
          <text:p text:style-name="P1">exit</text:p>
        </draw:connector>
        <draw:custom-shape draw:style-name="gr1" draw:text-style-name="P2" xml:id="id15" draw:id="id15" draw:layer="layout" svg:width="5cm" svg:height="1cm" svg:x="23cm" svg:y="4cm">
          <text:p text:style-name="P2">remove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22cm" svg:y1="7cm" svg:x2="23cm" svg:y2="4.5cm" draw:start-shape="id11" draw:start-glue-point="1" draw:end-shape="id15" draw:end-glue-point="5" svg:d="m22000 7000 1000-2500">
          <text:p/>
        </draw:connector>
        <draw:connector draw:style-name="gr5" draw:text-style-name="P1" draw:layer="layout" draw:type="lines" svg:x1="25.5cm" svg:y1="5cm" svg:x2="22cm" svg:y2="7cm" draw:start-shape="id15" draw:start-glue-point="6" draw:end-shape="id11" draw:end-glue-point="1" svg:d="m25500 5000v502l-2999 1498h-501">
          <text:p/>
        </draw:connector>
        <draw:custom-shape draw:style-name="gr1" draw:text-style-name="P2" xml:id="id16" draw:id="id16" draw:layer="layout" svg:width="5cm" svg:height="1cm" svg:x="23cm" svg:y="10cm">
          <text:p text:style-name="P2">remove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22cm" svg:y1="13cm" svg:x2="23cm" svg:y2="10.5cm" draw:start-shape="id12" draw:start-glue-point="1" draw:end-shape="id16" draw:end-glue-point="5" svg:d="m22000 13000 1000-2500">
          <text:p/>
        </draw:connector>
        <draw:connector draw:style-name="gr5" draw:text-style-name="P1" draw:layer="layout" draw:type="lines" svg:x1="25.5cm" svg:y1="11cm" svg:x2="22cm" svg:y2="13cm" draw:start-shape="id16" draw:start-glue-point="6" draw:end-shape="id12" draw:end-glue-point="1" svg:d="m25500 11000v502l-2999 1498h-501">
          <text:p/>
        </draw:connector>
      </draw:page>
      <draw:page draw:name="link router" draw:style-name="dp1" draw:master-page-name="默认">
        <draw:custom-shape draw:style-name="gr1" draw:text-style-name="P1" xml:id="id19" draw:id="id19" draw:layer="layout" svg:width="3cm" svg:height="2cm" svg:x="5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cm" svg:height="2cm" svg:x="8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3cm" svg:height="2cm" svg:x="19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cm" svg:height="2cm" svg:x="8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cm" svg:y1="8cm" svg:x2="9.5cm" svg:y2="12cm" draw:start-shape="id17" draw:start-glue-point="2" draw:end-shape="id18" draw:end-glue-point="0" svg:d="m9500 8000v4000">
          <text:p text:style-name="P1">link-msg</text:p>
        </draw:connector>
        <draw:connector draw:style-name="gr3" draw:text-style-name="P1" draw:layer="layout" svg:x1="8cm" svg:y1="3cm" svg:x2="9.5cm" svg:y2="6cm" draw:start-shape="id19" draw:start-glue-point="1" draw:end-shape="id17" svg:d="m8000 3000h1500v3000">
          <text:p text:style-name="P1">link</text:p>
        </draw:connector>
        <draw:connector draw:style-name="gr3" draw:text-style-name="P1" draw:layer="layout" svg:x1="17.5cm" svg:y1="6cm" svg:x2="19cm" svg:y2="3cm" draw:start-shape="id20" draw:start-glue-point="0" draw:end-shape="id21" draw:end-glue-point="3" svg:d="m17500 6000v-3000h1500">
          <text:p text:style-name="P1">link</text:p>
        </draw:connector>
        <draw:custom-shape draw:style-name="gr1" draw:text-style-name="P2" xml:id="id22" draw:id="id22" draw:layer="layout" svg:width="4cm" svg:height="1cm" svg:x="2cm" svg:y="5cm">
          <text:p text:style-name="P2">add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cm" svg:y1="7cm" svg:x2="6cm" svg:y2="5.5cm" draw:start-shape="id17" draw:start-glue-point="3" draw:end-shape="id22" draw:end-glue-point="7" svg:d="m8000 7000-2000-1500">
          <text:p/>
        </draw:connector>
        <draw:connector draw:style-name="gr5" draw:text-style-name="P1" draw:layer="layout" draw:type="lines" draw:line-skew="0cm -0.499cm" svg:x1="4cm" svg:y1="6cm" svg:x2="8cm" svg:y2="7cm" draw:start-shape="id22" draw:start-glue-point="6" draw:end-shape="id17" draw:end-glue-point="3" svg:d="m4000 6000v502l3000 498h1000">
          <text:p/>
        </draw:connector>
        <draw:custom-shape draw:style-name="gr1" draw:text-style-name="P2" xml:id="id23" draw:id="id23" draw:layer="layout" svg:width="5cm" svg:height="2cm" svg:x="2cm" svg:y="9cm">
          <text:p text:style-name="P2">if link type == linked</text:p>
          <text:p text:style-name="P2"><text:s text:c="2"/>add_router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cm" svg:y1="13cm" svg:x2="7cm" svg:y2="10cm" draw:start-shape="id18" draw:start-glue-point="3" draw:end-shape="id23" draw:end-glue-point="7" svg:d="m8000 13000-1000-3000">
          <text:p/>
        </draw:connector>
        <draw:connector draw:style-name="gr5" draw:text-style-name="P1" draw:layer="layout" draw:type="lines" draw:line-skew="0cm -0.499cm" svg:x1="4.5cm" svg:y1="11cm" svg:x2="8cm" svg:y2="13cm" draw:start-shape="id23" draw:start-glue-point="6" draw:end-shape="id18" draw:end-glue-point="3" svg:d="m4500 11000v502l2500 1498h1000">
          <text:p/>
        </draw:connector>
        <draw:custom-shape draw:style-name="gr1" draw:text-style-name="P1" xml:id="id24" draw:id="id24" draw:layer="layout" svg:width="3cm" svg:height="2cm" svg:x="16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cm" svg:y1="13cm" svg:x2="16cm" svg:y2="13cm" draw:start-shape="id18" draw:start-glue-point="1" draw:end-shape="id24" draw:end-glue-point="3" svg:d="m11000 13000h5000">
          <text:p text:style-name="P1">fwd_link</text:p>
        </draw:connector>
        <draw:custom-shape draw:style-name="gr1" draw:text-style-name="P1" xml:id="id20" draw:id="id20" draw:layer="layout" svg:width="3cm" svg:height="2cm" svg:x="16cm" svg:y="6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5cm" svg:y1="12cm" svg:x2="17.5cm" svg:y2="8cm" draw:start-shape="id24" draw:start-glue-point="0" draw:end-shape="id20" draw:end-glue-point="2" svg:d="m17500 12000v-4000">
          <text:p text:style-name="P1">link-msg</text:p>
        </draw:connector>
        <draw:custom-shape draw:style-name="gr1" draw:text-style-name="P1" xml:id="id25" draw:id="id25" draw:layer="layout" svg:width="3cm" svg:height="2cm" svg:x="12cm" svg:y="16cm">
          <text:p text:style-name="P1">accept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draw:line-skew="0cm 0.499cm" svg:x1="12cm" svg:y1="17cm" svg:x2="9.5cm" svg:y2="14cm" draw:start-shape="id25" draw:start-glue-point="3" draw:end-shape="id18" draw:end-glue-point="2" svg:d="m12000 17000h-501l-1999-2000v-1000">
          <text:p text:style-name="P1">accept</text:p>
        </draw:connector>
        <draw:connector draw:style-name="gr6" draw:text-style-name="P1" draw:layer="layout" draw:type="lines" draw:line-skew="0cm 0.499cm" svg:x1="15cm" svg:y1="17cm" svg:x2="17.5cm" svg:y2="14cm" draw:start-shape="id25" draw:start-glue-point="1" draw:end-shape="id24" draw:end-glue-point="2" svg:d="m15000 17000h501l1999-2000v-1000">
          <text:p text:style-name="P1">accept</text:p>
        </draw:connector>
        <draw:custom-shape draw:style-name="gr1" draw:text-style-name="P2" xml:id="id26" draw:id="id26" draw:layer="layout" svg:width="5cm" svg:height="2cm" svg:x="20cm" svg:y="8cm">
          <text:p text:style-name="P2">if link type == linked</text:p>
          <text:p text:style-name="P2"><text:s text:c="2"/>add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9cm" svg:y1="7cm" svg:x2="20cm" svg:y2="9cm" draw:start-shape="id20" draw:start-glue-point="1" draw:end-shape="id26" draw:end-glue-point="5" svg:d="m19000 7000 1000 2000">
          <text:p/>
        </draw:connector>
        <draw:connector draw:style-name="gr5" draw:text-style-name="P1" draw:layer="layout" draw:type="lines" draw:line-skew="0cm 0.499cm" svg:x1="22.5cm" svg:y1="8cm" svg:x2="19cm" svg:y2="7cm" draw:start-shape="id26" draw:start-glue-point="4" draw:end-shape="id20" draw:end-glue-point="1" svg:d="m22500 8000v-501l-2500-499h-1000">
          <text:p/>
        </draw:connector>
        <draw:custom-shape draw:style-name="gr1" draw:text-style-name="P2" xml:id="id27" draw:id="id27" draw:layer="layout" svg:width="4cm" svg:height="1cm" svg:x="21cm" svg:y="14cm">
          <text:p text:style-name="P2">add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9cm" svg:y1="13cm" svg:x2="21cm" svg:y2="14.5cm" draw:start-shape="id24" draw:end-shape="id27" draw:end-glue-point="5" svg:d="m19000 13000 2000 1500">
          <text:p/>
        </draw:connector>
        <draw:connector draw:style-name="gr5" draw:text-style-name="P1" draw:layer="layout" draw:type="lines" draw:line-skew="0cm 0.499cm" svg:x1="23cm" svg:y1="14cm" svg:x2="19cm" svg:y2="13cm" draw:start-shape="id27" draw:start-glue-point="4" draw:end-shape="id24" draw:end-glue-point="1" svg:d="m23000 14000v-501l-3000-499h-1000">
          <text:p/>
        </draw:connector>
      </draw:page>
      <draw:page draw:name="exit router" draw:style-name="dp1" draw:master-page-name="默认">
        <draw:custom-shape draw:style-name="gr1" draw:text-style-name="P1" xml:id="id30" draw:id="id30" draw:layer="layout" svg:width="3cm" svg:height="2cm" svg:x="5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3cm" svg:height="2cm" svg:x="8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3cm" svg:height="2cm" svg:x="19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cm" svg:height="2cm" svg:x="8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cm" svg:y1="8cm" svg:x2="9.5cm" svg:y2="12cm" draw:start-shape="id28" draw:start-glue-point="2" draw:end-shape="id29" draw:end-glue-point="0" svg:d="m9500 8000v4000">
          <text:p text:style-name="P1">exit-msg</text:p>
        </draw:connector>
        <draw:connector draw:style-name="gr3" draw:text-style-name="P1" draw:layer="layout" svg:x1="8cm" svg:y1="3cm" svg:x2="9.5cm" svg:y2="6cm" draw:start-shape="id30" draw:start-glue-point="1" draw:end-shape="id28" svg:d="m8000 3000h1500v3000">
          <text:p text:style-name="P1">exit</text:p>
        </draw:connector>
        <draw:connector draw:style-name="gr3" draw:text-style-name="P1" draw:layer="layout" svg:x1="17.5cm" svg:y1="6cm" svg:x2="19cm" svg:y2="3cm" draw:start-shape="id31" draw:start-glue-point="0" draw:end-shape="id32" draw:end-glue-point="3" svg:d="m17500 6000v-3000h1500">
          <text:p text:style-name="P1">exit</text:p>
        </draw:connector>
        <draw:custom-shape draw:style-name="gr1" draw:text-style-name="P2" xml:id="id33" draw:id="id33" draw:layer="layout" svg:width="5cm" svg:height="1cm" svg:x="2cm" svg:y="5cm">
          <text:p text:style-name="P2">remove_straight_lin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1" draw:layer="layout" draw:type="line" svg:x1="8cm" svg:y1="7cm" svg:x2="7cm" svg:y2="5.5cm" draw:start-shape="id28" draw:start-glue-point="3" draw:end-shape="id33" draw:end-glue-point="7" svg:d="m8000 7000-1000-1500">
          <text:p/>
        </draw:connector>
        <draw:connector draw:style-name="gr5" draw:text-style-name="P1" draw:layer="layout" draw:type="lines" draw:line-skew="0cm -0.499cm" svg:x1="4.5cm" svg:y1="6cm" svg:x2="8cm" svg:y2="7cm" draw:start-shape="id33" draw:start-glue-point="6" draw:end-shape="id28" draw:end-glue-point="3" svg:d="m4500 6000v502l2500 498h1000">
          <text:p/>
        </draw:connector>
        <draw:custom-shape draw:style-name="gr1" draw:text-style-name="P2" xml:id="id34" draw:id="id34" draw:layer="layout" svg:width="5cm" svg:height="1cm" svg:x="1.973cm" svg:y="10.979cm">
          <text:p text:style-name="P2">remove_router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cm" svg:y1="13cm" svg:x2="6.973cm" svg:y2="11.479cm" draw:start-shape="id29" draw:start-glue-point="3" draw:end-shape="id34" draw:end-glue-point="7" svg:d="m8000 13000-1027-1521">
          <text:p/>
        </draw:connector>
        <draw:connector draw:style-name="gr5" draw:text-style-name="P1" draw:layer="layout" draw:type="lines" draw:line-skew="0cm -0.499cm" svg:x1="4.473cm" svg:y1="11.979cm" svg:x2="8cm" svg:y2="13cm" draw:start-shape="id34" draw:start-glue-point="6" draw:end-shape="id29" draw:end-glue-point="3" svg:d="m4473 11979v502l2527 519h1000">
          <text:p/>
        </draw:connector>
        <draw:custom-shape draw:style-name="gr1" draw:text-style-name="P1" xml:id="id35" draw:id="id35" draw:layer="layout" svg:width="3cm" svg:height="2cm" svg:x="16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cm" svg:y1="13cm" svg:x2="16cm" svg:y2="13cm" draw:start-shape="id29" draw:start-glue-point="1" draw:end-shape="id35" draw:end-glue-point="3" svg:d="m11000 13000h5000">
          <text:p text:style-name="P1">fwd_exit</text:p>
        </draw:connector>
        <draw:custom-shape draw:style-name="gr1" draw:text-style-name="P1" xml:id="id31" draw:id="id31" draw:layer="layout" svg:width="3cm" svg:height="2cm" svg:x="16cm" svg:y="6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5cm" svg:y1="12cm" svg:x2="17.5cm" svg:y2="8cm" draw:start-shape="id35" draw:start-glue-point="0" draw:end-shape="id31" draw:end-glue-point="2" svg:d="m17500 12000v-4000">
          <text:p text:style-name="P1">exit-msg</text:p>
        </draw:connector>
        <draw:custom-shape draw:style-name="gr1" draw:text-style-name="P1" xml:id="id36" draw:id="id36" draw:layer="layout" svg:width="3cm" svg:height="2cm" svg:x="12cm" svg:y="16cm">
          <text:p text:style-name="P1">accept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draw:line-skew="0cm 0.499cm" svg:x1="12cm" svg:y1="17cm" svg:x2="9.5cm" svg:y2="14cm" draw:start-shape="id36" draw:start-glue-point="3" draw:end-shape="id29" draw:end-glue-point="2" svg:d="m12000 17000h-501l-1999-2000v-1000">
          <text:p text:style-name="P1">accept</text:p>
        </draw:connector>
        <draw:connector draw:style-name="gr6" draw:text-style-name="P1" draw:layer="layout" draw:type="lines" draw:line-skew="0cm 0.499cm" svg:x1="15cm" svg:y1="17cm" svg:x2="17.5cm" svg:y2="14cm" draw:start-shape="id36" draw:start-glue-point="1" draw:end-shape="id35" draw:end-glue-point="2" svg:d="m15000 17000h501l1999-2000v-1000">
          <text:p text:style-name="P1">accept</text:p>
        </draw:connector>
        <draw:custom-shape draw:style-name="gr1" draw:text-style-name="P2" xml:id="id37" draw:id="id37" draw:layer="layout" svg:width="5cm" svg:height="1cm" svg:x="20cm" svg:y="8cm">
          <text:p text:style-name="P2">remove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9cm" svg:y1="7cm" svg:x2="20cm" svg:y2="8.5cm" draw:start-shape="id31" draw:start-glue-point="1" draw:end-shape="id37" draw:end-glue-point="5" svg:d="m19000 7000 1000 1500">
          <text:p/>
        </draw:connector>
        <draw:connector draw:style-name="gr5" draw:text-style-name="P1" draw:layer="layout" draw:type="lines" draw:line-skew="0cm 0.499cm" svg:x1="22.5cm" svg:y1="8cm" svg:x2="19cm" svg:y2="7cm" draw:start-shape="id37" draw:start-glue-point="4" draw:end-shape="id31" draw:end-glue-point="1" svg:d="m22500 8000v-501l-2500-499h-1000">
          <text:p/>
        </draw:connector>
        <draw:custom-shape draw:style-name="gr1" draw:text-style-name="P2" xml:id="id38" draw:id="id38" draw:layer="layout" svg:width="5cm" svg:height="1cm" svg:x="20cm" svg:y="14cm">
          <text:p text:style-name="P2">remove_straight_lin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9cm" svg:y1="13cm" svg:x2="20cm" svg:y2="14.5cm" draw:start-shape="id35" draw:end-shape="id38" draw:end-glue-point="5" svg:d="m19000 13000 1000 1500">
          <text:p/>
        </draw:connector>
        <draw:connector draw:style-name="gr5" draw:text-style-name="P1" draw:layer="layout" draw:type="lines" draw:line-skew="0cm 0.499cm" svg:x1="22.5cm" svg:y1="14cm" svg:x2="19cm" svg:y2="13cm" draw:start-shape="id38" draw:start-glue-point="4" draw:end-shape="id35" draw:end-glue-point="1" svg:d="m22500 14000v-501l-2500-499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4:52:33</meta:creation-date>
    <dc:date>2014-03-11T12:00:52</dc:date>
    <meta:editing-duration>PT16H11M4S</meta:editing-duration>
    <meta:editing-cycles>21</meta:editing-cycles>
    <meta:generator>LibreOffice/3.6$Linux_X86_64 LibreOffice_project/360m1$Build-2</meta:generator>
    <meta:document-statistic meta:object-count="85"/>
  </office:meta>
</office:document-meta>
</file>